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fo:language="en" fo:country="US"/>
    </style:style>
    <style:style style:name="P2" style:family="paragraph" style:parent-style-name="Text_20_body">
      <style:paragraph-properties fo:margin-top="0in" fo:margin-bottom="0in"/>
      <style:text-properties fo:font-size="11pt" fo:language="en" fo:country="US"/>
    </style:style>
    <style:style style:name="P3" style:family="paragraph" style:parent-style-name="Standard">
      <style:text-properties fo:language="en" fo:country="US"/>
    </style:style>
    <style:style style:name="T1" style:family="text">
      <style:text-properties fo:font-size="11pt"/>
    </style:style>
    <style:style style:name="T2" style:family="text">
      <style:text-properties fo:font-size="11pt"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Barrier Islands – seven small islands, each one individually smaller than the Younger Daughter, spread in an arc north to south in the seas to the east of <text:span text:style-name="T1">Dreyüs. Each island is desolate, uninhabited, and nearly identical. Keen eyes would notice the islands appear to be constructed rather than naturally occurring. Despite being heavily weathered, the remains of what was once fantastic masonry, reinforced concrete, and strong metals betray the true nature of the place.</text:span></text:p>
      <text:p text:style-name="P1"><text:tab/>These islands are pretty much never visited, and exist more like a legend in the minds of most on </text:p>
      <text:p text:style-name="P2">Dreyüs, if they have heard of them at all. A small handful of individuals alive at any one point have ever even seen the islands, and fewer yet set foot on them in the modern era. Since the majority of travel in Dreyüs is in order to support trade, there is simply no reason to venture out this far, it is too costly, too difficult, and risks more than it stands to gain.</text:p>
      <text:p text:style-name="P2"><text:tab/>The islands themselves, should they ever be visited, are equally wondrous and unsettling. Seabirds shun the island, so much so that not even a trace of guano exists on any of the islands. Visitors with any amount of understanding of what they are looking at will be amazed, however after some time will become unsettled physically and mentally. The implications of what these places might be and what they were for has cosmological weight for the people of Dreyüs, thought they do not know it. </text:p>
      <text:p text:style-name="P2"/>
      <text:p text:style-name="P2">\\\\\\\\\ Spoiler-ish territory</text:p>
      <text:p text:style-name="P2"/>
      <text:p text:style-name="P2"><text:tab/>Secretly, one final Guardian exists on the central barrier island: an old man whose very existence and longevity are logic-defying mysteries. He alone knows the function of the barrier islands and the secrets of the Guardian Order. Despite his incomparable knowledge of what is likely the most occult mystery in all of Dreyüs, even he does not fully understand the nature of the threat his order created to defend against. In truth, all he knows is that it was an existential threat to the people of Dreyüs, or perhaps even Dreyüs itself.</text:p>
      <text:p text:style-name="P2"><text:tab/>The Last Guardian, however, does have in depth knowledge of the purpose and functionality of the Barrier Islands. He alone knows how to reactivate his systems, and he alone understands the implications and consequences of doing so. His positions allows him to monitor any potential visitors from Dreyüs, and has avoided contact with all visitors for many decades. While he has interacted with individuals in the past, enough time has passed since that none of those individuals would still be alive, and long enough for their children and grandchildren to be middle-aged or elderly. </text:p>
      <text:p text:style-name="P2"/>
      <text:p text:style-name="P2"/>
      <text:p text:style-name="P2">\\\\\\\\ Definitely Spoiler Territory</text:p>
      <text:p text:style-name="P2"/>
      <text:p text:style-name="P2"><text:tab/>The barrier islands are a weapons system, designed to fight off the threat from the east. This forgotten threat once nearly ended the pre-collapse societies on Dreyüs, and was an existential threat to essentially every individual on the continent and the islands that surround it. The magnitude of the threat required coordinated resistant between nearly all of the major societies on Dreyüs, leading to exponential faster advances in technology in order to meet the foreign threat. The unified societies of Dreyüs barely managed to fight off the alien menace, eventually finding exploitable weaknesses and slowly turning the tide of the war. </text:p>
      <text:p text:style-name="P2"><text:tab/>During the end stages of the war, the leaders from Dreyüs noticed something that had grave implications for Dreyüs. As the last holdouts of the invaders were being forced apart, surrounded, and annihilated, no distress signals of any apparent kind were sent out, and if any undetected ones were, no reinforcement ever arrived. The entirety of the invading force came from in the east as one great body. Leadership from military and political entities (which at this point where often one and same) recruited a handful of their best strategic analysts as well as the more theater-scale tactical generals, many of whom had already noticed the issue and started to draw conclusions. The resulting conference, and its post-war counter-parts, came to agree on what they believed most likely to be the situation. </text:p>
      <text:p text:style-name="P2"><text:tab/>They believed the nature of the invasion was expeditionary and initially designed to do one of two things depending on the circumstances of the resistance they faced. The primary objective of the invasion was to invade Dreyüs, exploit the available resources which technology brought along with them, and crush any people's they found with their technological superiority, and use their tech, along with the captured resources, to sustain and propagate themselves. The invaders did not require the local people for any reason, and preferred to simply eradicate anyone they encountered, as though they were vermin to be rid off. This was the situation that did occur in Dreyüs in the beginning, and led to mass-scale genocide of the peoples of Dreyüs before the resistance was able to organize and become effective. The conference believed that if the resistance was unsuccessful in stopping them, the invaders would have manifested this strategy to its <text:soft-page-break/>ultimate end of the complete annihilation of all the peoples of Dreyüs. This strategy was considered essentially confirmed.</text:p>
      <text:p text:style-name="P2"><text:tab/>The secondary objective was considered speculative, but likely. This strategy was derived from the response the invaders had to the resistance's increasing success. Within a short time of the first significant victories that signaled the growing strength of the resistance, the invaders tactics and apparent strategy shifted with a rapidity and consistency that suggested it was planned for ahead of time. The invaders quickly retreated from nearly all contested fronts, falling back into strongholds that the had been building up and fortifying since essentially the beginning of the invasion. Initially, these strongholds could not be destroyed without incurring loses significant enough to make the effort Pyrrhic at best. The resistance, while formulating strategies and consolidating resources to prepare for their counter-attack, started to receive signals from the invaders. </text:p>
      <text:p text:style-name="P2"><text:tab/>These transmissions suggested cease-fires, peace-offerings, and seemed to be in good-faith. In reality, many of these signals, along with the so-called “peace-offerings”, were clandestine attacks that would have crippled the resistance's technology and spun them into a chaos from which they would have needed many years, if not decades or more to recover from. Luckily, these attacks failed thanks to individual technicians who would later be honored as heroes. Later data that was available to the strategic analysis conference showed that the attack would not have hindered the resistance enough to allow for a definitive re-initiation of the invasion, and that the invaders knew this to be the case when they deployed it. They would have known that, if successful, they would have just enough time to entrench and stabilize their bases of power enough to effectively stalemate any attempt to destroy them, at the cost of being unable to build up anymore attacking forces fast enough to actually stand a chance against a unified Dreyüs. </text:p>
      <text:p text:style-name="P2"><text:tab/>That was the evident goal of the secondary strategy: to retreat, feign diplomacy, and sabotage the people of Dreyüs to stall long enough to give themselves a lasting foothold and establish themselves as permanent power on the continent. The concerning issue for the conference was what occurred as the initial tactics of this plan started to collapse. When the massive sabotage operation was stopped and the counter-attack began, the invaders appeared to become divided among themselves. It was unclear, but observational data suggested that a group of the invaders did try to send signals to somewhere beyond Dreyüs, and that some were even preparing to attempt to sail east. Almost as quickly as those processes began, the splinter groups were annihilated by their comrades, who then instead began to prepare for their ultimate battle with the resistance forces.</text:p>
      <text:p text:style-name="P2"><text:tab/>It was the actions of this splinter group that would ultimately prompt the buildup of colonies on what would eventually be known as Vigil's Daughters, the creation of the Guardian Order, and the construction of the Barrier Islands. While the majority of the invading force was dedicated to independently staking a claim in Dreyüs, the splinter groups behavior implied there was still something else back east, and that it was meaningful enough to even attempt contact that the offenders where immediately destroyed upon doing so. While the people of Dreyüs could not know what was in the East, they knew something was, and they were worried whatever that entity was could cause a similar or even more dire invasion again, and that Dreyüs may not truly be safe despite the destruction of the invaders. </text:p>
      <text:p text:style-name="P2"><text:tab/>So the newly unified societies of Dreyüs set out to prepare themselves in case the worst same. The Guardian Order was to man the fortress islands and act as a watch and guard against anything that might come. The people on the nearby terrestrial islands assisted and supported them, acting as link to the mainland and a population base to help reinforce the order over generations. </text:p>
      <text:p text:style-name="P2"><text:tab/>The Barrier Islands themselves, when in their activate state, are a massive weapon system that can coordinate between each other to sense, target, and destroy nearly anything in the air or sea. For several centuries the islands operated this way, actively manned by thousands of men while whole civilizations existed on the other islands in case they might fail when the threat comes, all of them acting as living barriers against the east. </text:p>
      <text:p text:style-name="P2"><text:tab/>However, with time comes complacency, and after centuries the islands would instead be left in their passive state, especially as resources from the continent became more and more scarce. While still manned and supported, the scale of the order in the era started to decrease. Turbulent eras of political intrigue and disagreement by the leadership on the nature of the threat and their order thanks to the lack of external pressure to reinforce the meaning of their mission. Some of the leadership believed the order to now be a purely honorific and ceremonial entity; they believed there was no longer a threat in the east, if there ever was one, an opinion reflected in a good portion of the order who supported these leaders. These groups argued that they need to organize into an independent political entity and become their own state that can focus on being a civilization, rather than a military order. </text:p>
      <text:p text:style-name="P2"><text:tab/>Another victim of the systemic collapse of the society of Dreyüs, the new pressure from the resource <text:soft-page-break/>scarcity contributed to the strength of this radical reorganization faction, which in turn made the order more unstable when the complete collapse of mainland society caused the trade and communication from the outside disappear. Contact with the mainland became nonexistent and contact from the Daughter's dwindled to nearly nothing, and those ships did bring help or hope. Most of the members of the radical faction simply fled, setting out for the Daughters or Dreyüs. </text:p>
      <text:p text:style-name="P2"><text:tab/>Thankfully, the discipline of the Order prevented those who remained from immediately falling into violent chaos. Instead, their impending doom resolved them to find a way for their order and their mission to survive. To do so, they turned to a radical solution that, despite its costs, would allow the order to survive potentially in perpetuity. To do so, they turned to one of their best minds. </text:p>
      <text:p text:style-name="P2"><text:tab/>+Even as a military order, the guardians were designed to be somewhat self-contained, and thus most members had auxiliary specialties to contribute to that end. Among the secondary departments was a robust set of <text:s/>R&amp;D teams that focused on refining the orders force capabilities of the order, as well as prepare for potential counter-measures should any eastern invaders have technology more advanced than that of the original invaders. One of the most successful projects was the genetic modification efforts. Headed by a particularly brilliant geneticist, this program successfully developed power genetic modification programs that could eliminate genetic disease, increase lifespan, and maximize the natural physical potential of the body. Many of these wonders were successfully implemented before the collapse, resulting the men of the order being some of the most long-lived and powerful humans from Dreyüs. </text:p>
      <text:p text:style-name="P2"><text:tab/>When confronted with the inevitable death of himself and his order, the head geneticist was given a new task, one that he himself play a significant role in shaping and defining. A method of developing viable embryos in a lab was created by taking donated complete genetic material from each member of the order and using each one as a template to construct new male and female reproductive cells, which could then be perfectly controlled during their zygotic development via pre-existing genetic modification technology. Then end result was an embryo that was a perfect genetic clone of the donor.</text:p>
      <text:p text:style-name="P2"><text:tab/>After rapidly perfecting and automating most of this process via their robotics, the geneticist proposed a solution whereby each member of the order would have a genetic data bank created for them, and put systems in place that would allow for the order to be cloned and regrown to maturity in case a threat ever arose. The clones would be put in a kind of hibernating stasis, unconscious until fully activated. During their growth, bio-electronic interfaces allowed the clones to be imprinted with the consciousness of the original person, based on comprehensive neurochemical analysis that used to copy the exact biology of the individual in every natural and induced state. </text:p>
      <text:p text:style-name="P2"><text:tab/>This effort was at once a wonderful and terrible success, the order had absolute proof of the effectiveness of the tech, as a volunteer was cloned and matured rapidly via more stressful processes that would ultimately leave the clone short lived, but able to confirm that the genetic and psychological matching was near-perfect. Previous experiments showed that clones allowed to mature more slowly would have normal longevity, and since the imprinting process was methodical over the duration of the development, it was believed that the two need not inhibit one another. Essentially, they had a successful method of automatically creating clones of themselves. This alone, however, was not a complete solution.</text:p>
      <text:p text:style-name="P2"><text:tab/>The order did not have the capability to sustain themselves indefinitely, even if they could clone themselves. The growth process requires bio-sourced energy, and the order members themselves where but a few months away from starving, relying on their stores which were supplemented only by moderate fishing that, if solely relied upon, could not sustain them in the long term. Previously in the crisis, the order had considered cryogenic stasis as a solution that would allow the entire force to stay ready indefinitely, but it was found that long-term stasis would not leave the individual in a revivable state indefinitely. However it was effective enough that it could be combined with the cloning technology to create a more long-term solution.</text:p>
      <text:p text:style-name="P2"><text:tab/>Using automated processes, clones could be grown, imprinted, and then put into cryogenic stasis to await activation. Upon approaching the point of non-viability, inactivated clones could be replaced with newly-grown equivalents, at which point the dead material could be recycled. The order was able to design automated systems that allowed for the gradual collection of organic material as well as redundantly generative power in order to provide enough of each to sustain the cycle for perpetuity, in theory, thanks to the cloning-stasis cycle requiring far less energy and bio-material than a living colony of self-replicating clones.</text:p>
      <text:p text:style-name="P2"><text:tab/>However, the solution required several sacrifices. The systems ultimately could not be made redundant enough to fully self-repair in all foreseeable situations, creating several opportunities or complete system failure or partial system failures compromising enough to impact the effectiveness of the cloning-stasis cycle, which were vulnerable if sub-system failures occurred during the active cloning and imprinting <text:soft-page-break/>stages. Thus, it was decided one individual would be selected as the last living guardian, and it would be up to him to survive alone and monitor the systems, insuring that the order and its islands remained functional, and ultimately act as the key-holder to their revival. This individual would be doomed to an eternity of loneliness, destined to live out successive lifetimes alone, watching over his brethren before ultimately having to create his own replacement, a clone of himself that can take over when his body fails. </text:p>
      <text:p text:style-name="P2"><text:tab/>Despite a small handful of grim volunteers from among the technical experts to take on this mission as a kind of living martyr, the geneticist who help architect this double-edge salvation was driven to complete insomnia and near-starvation by the weight of his guilt. He demanded he be selected as the last guardian, arguing on grounds that he alone could best maintain the both the core systems as well as the cloning-stasis system. Particularly, it had been postulated that repeating the cloning cycles created vulnerabilities whereby genetic differentiation could occur, either by natural processes, or failures in the primary or sub-systems of the cloning infrastructure. In cases where this occurred, it might require new solutions to be devised and implemented to reverse or account for that or other malfunctions. </text:p>
      <text:p text:style-name="P2"><text:tab/>Hearing both the strength of his arguments and the weight on his soul, the order allowed their brother to take his damnation upon himself. These last decisions were finalized in the days leading up to their last food stores being exhausted, and the order, after settling on their final imprints and resolving themselves, were granted permission to choose their manner of passing. Some chose honorable duels to the death with long-time rivals, or even comrades, each taking one another lives. Other's committed suicide by various means, with many leaping into the sea and swimming east as a kind of symbolic last stand. Those who wished were allowed to attempt to leave, and several remained long enough to simply starve to death while reflecting on their lives and their world. Many logs from these men where created as a sort of testament to themselves and their brothers on this final sacrifice. All of them would refrain from altering their imprints to include knowledge of these final days. </text:p>
      <text:p text:style-name="P2"><text:tab/>When it came to his time, the geneticist created a final imprint, so that his clone would know the why he decided what he had. Even at that point, the geneticist understood that he was about to die, and the clone that came after him was not truly himself, but a copy. He felt sorrow for himself, and the generations of his clones that would come after. After ensuring the systems were in place to have his clone be immediately activated when ready, the geneticist went off to die with his brothers, quietly meditating in his last hours.</text:p>
      <text:p text:style-name="P2"><text:tab/>The first of the last guardians awoke some years later, feeling as if he had been sleeping for along time, which essentially was the case. With most of his memories intact and an understanding of his situation, he began on his mission. He survived this way for several generations, creating new imprints during each lifetime, in part as a way of passing on his accumulated knowledge, as his work continued even after his first death, and in part as some small struggle against his mortality. Eventually, though, he suffered an existential crisis, being brought down by the weight of his cumulative lifetimes. He decided he needed a new solution, one that would allow his successors to effectively perform their mission, advance their research, and yet not be subjected to the impossible state of multiple lifetimes.</text:p>
      <text:p text:style-name="P2"><text:tab/>His solution was to create a heavily modified imprint, as well as modify his cloning cycle, creating a clone that would be matured to roughly his thirties, and given partial memory of his original life. The detailing of this imprint would cause memories to emerge gradually, allowing time for the clone to acclimate and process to his life. This, coupled with a method to allow the technical knowledge to be implanted indirectly such that it is experienced as recollection once exposed to related stimuli, allowed the clones to experience their own lives, but be sufficiently compelled to continue their mission as well as be able to learn the required expertise in extremely shortened time-frame. Supplemented by personal and technical logs from the clone that implemented this new protocol, as well as from the clones that would result from it, the last guardian's mission was essentially stabilized.</text:p>
      <text:p text:style-name="P2"><text:tab/>With an expanded lifetime thanks to perfected genetic modification and the ability to quickly understand the knowledge of his predecessors, each of the guardians were able to maintain the island and its systems, as well as expand their collective knowledge. This is state of things as of the modern era, with the current “last guardian” being awakened for over a century, with the ability to live for several more decades. </text:p>
      <text:p text:style-name="P2"><text:tab/>Should he deem it necessary for the defense of Dreyüs, the last guardian can still activate the islands, restore his brethren, and defend their home as was their duty. However, he knows the world know is one entirely different than the one from which they came, and is unwilling to possibly jeopardize his brothers by exposing them to people that may fail to understand why the order must exist as such, and why it cannot reawakened unless absolutely necessary. He alone knows how both his brothers and their islands would change the world in an irreversible way. </text:p>
      <text:p text:style-name="P2"><text:tab/>As mentioned above, the islands were designed to control the entirety of the eastern sea, able to engage and destroy threats way beyond the scope of any other technology currently available in modern <text:soft-page-break/>Dreyüs. Thus, the reactivation of this system, as well as the introduction of a group of genetically perfected warrior-technicians capable of self replicating and operating these weapons, would completely change the geopolitical landscape. The Order would be the most technologically advanced faction by default, even the logs of the last guardians alone go well beyond what the best theorists of the Emiratus understand. The resulting political intrigue, the migration to and from the new civilization, and the new resource demands would be just a small number of the factors contributing to a new dynamic they would present. </text:p>
      <text:p text:style-name="P2"><text:tab/>Thus, the last guardian has made contact with only a handful of people over his current lifetime, and having judge them too much of risk, has resigned himself to avoid and discourage contact whenever he can. If a new generation of adventurers would meet this man and learn his secrets, they would be met with one of the greatest mysteries in all of Dreyüs, and their decisions thereafter could alter the fate of the world, let alone Dreyü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4M40S</meta:editing-duration>
    <meta:editing-cycles>5</meta:editing-cycles>
    <meta:generator>OpenOffice/4.1.15$Win32 OpenOffice.org_project/4115m2$Build-9813</meta:generator>
    <dc:date>2024-05-09T00:19:51.27</dc:date>
    <meta:document-statistic meta:table-count="0" meta:image-count="0" meta:object-count="0" meta:page-count="5" meta:paragraph-count="36" meta:word-count="3730" meta:character-count="23032"/>
    <meta:user-defined meta:name="Info 1"/>
    <meta:user-defined meta:name="Info 2"/>
    <meta:user-defined meta:name="Info 3"/>
    <meta:user-defined meta:name="Info 4"/>
  </office:meta>
</office:document-meta>
</file>